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F546DC1D807F770F.png" manifest:media-type="image/png"/>
  <manifest:file-entry manifest:full-path="Pictures/100002010000012C0000012C9EE7FCA174F41F3B.png" manifest:media-type="image/png"/>
  <manifest:file-entry manifest:full-path="Pictures/100002010000012C0000012C7D561306E0492E23.png" manifest:media-type="image/png"/>
  <manifest:file-entry manifest:full-path="Pictures/100002010000012C0000012CFAC12FAD10A69AF1.png" manifest:media-type="image/png"/>
  <manifest:file-entry manifest:full-path="Pictures/100002010000012C0000012C84046DC98BD26B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5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text-properties style:font-name="Liberation Sans1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  <style:text-properties fo:color="#c9211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0000" style:font-name="Liberation Sans1" fo:font-size="8pt" fo:language="nl" fo:country="NL" style:letter-kerning="true" style:font-name-asian="Arial" style:font-size-asian="8pt" style:language-asian="hi" style:country-asian="IN" style:font-size-complex="8pt"/>
    </style:style>
    <style:style style:name="T2" style:family="text">
      <style:text-properties style:use-window-font-color="true" style:font-name="Liberation Sans1" fo:font-size="8pt" fo:language="nl" fo:country="NL" style:letter-kerning="true" style:font-name-asian="Arial" style:font-size-asian="8pt" style:language-asian="hi" style:country-asian="IN" style:font-size-complex="8pt"/>
    </style:style>
    <style:style style:name="T3" style:family="text">
      <style:text-properties fo:color="#c9211e" fo:font-size="8pt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9211e"/>
    </style:style>
    <style:style style:name="T6" style:family="text">
      <style:text-properties fo:color="#8d1d75" style:font-name="Liberation Sans1" fo:font-size="8pt" fo:language="nl" fo:country="NL" style:letter-kerning="true" style:font-name-asian="Arial" style:font-size-asian="8pt" style:language-asian="hi" style:country-asian="IN" style:font-size-complex="8pt"/>
    </style:style>
    <style:style style:name="T7" style:family="text">
      <style:text-properties fo:color="#8d1d75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946cm" svg:height="1.946cm" svg:x="13.732cm" svg:y="6.312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044cm" svg:height="2.044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0.376cm" svg:y1="7.4cm" svg:x2="13.732cm" svg:y2="7.4cm">
          <text:p/>
        </draw:line>
        <draw:line draw:style-name="gr3" draw:text-style-name="P4" draw:layer="layout" svg:x1="6.2cm" svg:y1="24cm" svg:x2="10cm" svg:y2="24cm">
          <text:p text:style-name="P3">b</text:p>
        </draw:line>
        <draw:frame draw:style-name="gr4" draw:text-style-name="P6" draw:layer="layout" svg:width="3.561cm" svg:height="0.887cm" svg:x="12.117cm" svg:y="8.312cm">
          <draw:text-box>
            <text:p text:style-name="P5"><text:span text:style-name="T1">AMIS1</text:span><text:span text:style-name="T2">_api_gateway_v1</text:span></text:p>
          </draw:text-box>
        </draw:frame>
        <draw:frame draw:style-name="gr4" draw:text-style-name="P7" draw:layer="layout" svg:width="3cm" svg:height="0.887cm" svg:x="16.6cm" svg:y="8.313cm">
          <draw:text-box>
            <text:p><text:span text:style-name="T3">AMIS1</text:span><text:span text:style-name="T4">_sig_v1</text:span></text:p>
          </draw:text-box>
        </draw:frame>
        <draw:frame draw:style-name="gr4" draw:text-style-name="P7" draw:layer="layout" svg:width="2.288cm" svg:height="0.887cm" svg:x="8.176cm" svg:y="8.4cm">
          <draw:text-box>
            <text:p><text:span text:style-name="T4">Client</text:span></text:p>
          </draw:text-box>
        </draw:frame>
        <draw:frame draw:style-name="gr1" draw:text-style-name="P1" draw:layer="layout" svg:width="2.376cm" svg:height="2.376cm" svg:x="9cm" svg:y="1.536cm">
          <draw:image xlink:href="Pictures/100002010000012C0000012C84046DC98BD26B4A.png" xlink:type="simple" xlink:show="embed" xlink:actuate="onLoad" loext:mime-type="image/png">
            <text:p/>
          </draw:image>
        </draw:frame>
        <draw:frame draw:style-name="gr1" draw:text-style-name="P1" draw:layer="layout" svg:width="2.312cm" svg:height="2.312cm" svg:x="11.888cm" svg:y="1.6cm">
          <draw:image xlink:href="Pictures/100002010000012C0000012C9EE7FCA174F41F3B.png" xlink:type="simple" xlink:show="embed" xlink:actuate="onLoad" loext:mime-type="image/png">
            <text:p/>
          </draw:image>
        </draw:frame>
        <draw:line draw:style-name="gr5" draw:text-style-name="P2" draw:layer="layout" svg:x1="9.376cm" svg:y1="6.312cm" svg:x2="10.576cm" svg:y2="4.712cm">
          <text:p/>
        </draw:line>
        <draw:frame draw:style-name="gr4" draw:text-style-name="P7" draw:layer="layout" svg:width="7cm" svg:height="0.887cm" svg:x="7.8cm" svg:y="3.912cm">
          <draw:text-box>
            <text:p><text:span text:style-name="T3">amis1</text:span><text:span text:style-name="T4">-sig-v1.cloudhotel.org <text:s text:c="6"/>*.cloudhotel.org</text:span></text:p>
          </draw:text-box>
        </draw:frame>
        <draw:frame draw:style-name="gr1" draw:text-style-name="P1" draw:layer="layout" svg:width="2.068cm" svg:height="2.068cm" svg:x="13.732cm" svg:y="6.19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112cm" svg:height="2.113cm" svg:x="17.288cm" svg:y="6.2cm">
          <draw:image xlink:href="Pictures/100002010000012C0000012CF546DC1D807F770F.png" xlink:type="simple" xlink:show="embed" xlink:actuate="onLoad" loext:mime-type="image/png">
            <text:p/>
          </draw:image>
        </draw:frame>
        <draw:frame draw:style-name="gr1" draw:text-style-name="P1" draw:layer="layout" svg:width="2.156cm" svg:height="2.156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678cm" svg:y1="7.4cm" svg:x2="17.288cm" svg:y2="7.4cm">
          <text:p/>
        </draw:line>
        <draw:line draw:style-name="gr2" draw:text-style-name="P2" draw:layer="layout" svg:x1="18.932cm" svg:y1="8.256cm" svg:x2="18.932cm" svg:y2="8.997cm">
          <text:p/>
        </draw:line>
        <draw:frame draw:style-name="gr1" draw:text-style-name="P1" draw:layer="layout" svg:width="2.185cm" svg:height="2.185cm" svg:x="13.615cm" svg:y="9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576cm" svg:y1="8.312cm" svg:x2="15.576cm" svg:y2="9.027cm">
          <text:p/>
        </draw:line>
        <draw:frame draw:style-name="gr4" draw:text-style-name="P7" draw:layer="layout" svg:width="7.024cm" svg:height="0.887cm" svg:x="13.576cm" svg:y="11.113cm">
          <draw:text-box>
            <text:p><text:span text:style-name="T4">CloudWatch</text:span><text:span text:style-name="T4"><text:tab/></text:span><text:span text:style-name="T4"> <text:s text:c="13"/>CloudWatch</text:span></text:p>
            <text:p><text:span text:style-name="T4"><text:s text:c="7"/></text:span><text:span text:style-name="T4">log <text:s text:c="39"/>log <text:s text:c="7"/></text:span></text:p>
          </draw:text-box>
        </draw:frame>
        <draw:custom-shape draw:name="VM" draw:style-name="gr6" draw:text-style-name="P8" draw:layer="layout" svg:width="2.4cm" svg:height="1.8cm" svg:x="7.776cm" svg:y="6.512cm">
          <text:p text:style-name="P8"><text:span text:style-name="T5">AMIS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946cm" svg:height="1.946cm" svg:x="13.732cm" svg:y="6.312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044cm" svg:height="2.044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0.376cm" svg:y1="7.4cm" svg:x2="13.732cm" svg:y2="7.4cm">
          <text:p/>
        </draw:line>
        <draw:line draw:style-name="gr3" draw:text-style-name="P4" draw:layer="layout" svg:x1="6.2cm" svg:y1="24cm" svg:x2="10cm" svg:y2="24cm">
          <text:p text:style-name="P3">b</text:p>
        </draw:line>
        <draw:frame draw:style-name="gr4" draw:text-style-name="P6" draw:layer="layout" svg:width="3.561cm" svg:height="0.887cm" svg:x="12.117cm" svg:y="8.312cm">
          <draw:text-box>
            <text:p text:style-name="P5"><text:span text:style-name="T1">AMIS1</text:span><text:span text:style-name="T2">_api_gateway_</text:span><text:span text:style-name="T6">v2</text:span></text:p>
          </draw:text-box>
        </draw:frame>
        <draw:frame draw:style-name="gr4" draw:text-style-name="P7" draw:layer="layout" svg:width="3cm" svg:height="0.887cm" svg:x="16.6cm" svg:y="8.313cm">
          <draw:text-box>
            <text:p><text:span text:style-name="T3">AMIS1</text:span><text:span text:style-name="T4">_sig_</text:span><text:span text:style-name="T7">v2</text:span></text:p>
          </draw:text-box>
        </draw:frame>
        <draw:frame draw:style-name="gr4" draw:text-style-name="P7" draw:layer="layout" svg:width="2.288cm" svg:height="0.887cm" svg:x="8.176cm" svg:y="8.4cm">
          <draw:text-box>
            <text:p><text:span text:style-name="T4">Client</text:span></text:p>
          </draw:text-box>
        </draw:frame>
        <draw:frame draw:style-name="gr1" draw:text-style-name="P1" draw:layer="layout" svg:width="2.376cm" svg:height="2.376cm" svg:x="9cm" svg:y="1.536cm">
          <draw:image xlink:href="Pictures/100002010000012C0000012C84046DC98BD26B4A.png" xlink:type="simple" xlink:show="embed" xlink:actuate="onLoad" loext:mime-type="image/png">
            <text:p/>
          </draw:image>
        </draw:frame>
        <draw:frame draw:style-name="gr1" draw:text-style-name="P1" draw:layer="layout" svg:width="2.312cm" svg:height="2.312cm" svg:x="11.888cm" svg:y="1.6cm">
          <draw:image xlink:href="Pictures/100002010000012C0000012C9EE7FCA174F41F3B.png" xlink:type="simple" xlink:show="embed" xlink:actuate="onLoad" loext:mime-type="image/png">
            <text:p/>
          </draw:image>
        </draw:frame>
        <draw:line draw:style-name="gr5" draw:text-style-name="P2" draw:layer="layout" svg:x1="9.376cm" svg:y1="6.312cm" svg:x2="10.576cm" svg:y2="4.712cm">
          <text:p/>
        </draw:line>
        <draw:frame draw:style-name="gr4" draw:text-style-name="P7" draw:layer="layout" svg:width="7cm" svg:height="0.887cm" svg:x="7.8cm" svg:y="3.912cm">
          <draw:text-box>
            <text:p><text:span text:style-name="T3">amis1</text:span><text:span text:style-name="T4">-sig-</text:span><text:span text:style-name="T7">v2</text:span><text:span text:style-name="T4">.cloudhotel.org <text:s text:c="6"/>*.cloudhotel.org</text:span></text:p>
          </draw:text-box>
        </draw:frame>
        <draw:frame draw:style-name="gr1" draw:text-style-name="P1" draw:layer="layout" svg:width="2.068cm" svg:height="2.068cm" svg:x="13.732cm" svg:y="6.19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112cm" svg:height="2.113cm" svg:x="17.288cm" svg:y="6.2cm">
          <draw:image xlink:href="Pictures/100002010000012C0000012CF546DC1D807F770F.png" xlink:type="simple" xlink:show="embed" xlink:actuate="onLoad" loext:mime-type="image/png">
            <text:p/>
          </draw:image>
        </draw:frame>
        <draw:frame draw:style-name="gr1" draw:text-style-name="P1" draw:layer="layout" svg:width="2.156cm" svg:height="2.156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678cm" svg:y1="7.4cm" svg:x2="17.288cm" svg:y2="7.4cm">
          <text:p/>
        </draw:line>
        <draw:line draw:style-name="gr2" draw:text-style-name="P2" draw:layer="layout" svg:x1="18.932cm" svg:y1="8.256cm" svg:x2="18.932cm" svg:y2="8.997cm">
          <text:p/>
        </draw:line>
        <draw:frame draw:style-name="gr1" draw:text-style-name="P1" draw:layer="layout" svg:width="2.185cm" svg:height="2.185cm" svg:x="13.615cm" svg:y="9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576cm" svg:y1="8.312cm" svg:x2="15.576cm" svg:y2="9.027cm">
          <text:p/>
        </draw:line>
        <draw:frame draw:style-name="gr4" draw:text-style-name="P7" draw:layer="layout" svg:width="7.024cm" svg:height="0.887cm" svg:x="13.576cm" svg:y="11.113cm">
          <draw:text-box>
            <text:p><text:span text:style-name="T4">CloudWatch</text:span><text:span text:style-name="T4"><text:tab/></text:span><text:span text:style-name="T4"> <text:s text:c="13"/>CloudWatch</text:span></text:p>
            <text:p><text:span text:style-name="T4"><text:s text:c="7"/></text:span><text:span text:style-name="T4">log <text:s text:c="39"/>log <text:s text:c="7"/></text:span></text:p>
          </draw:text-box>
        </draw:frame>
        <draw:custom-shape draw:name="VM_0" draw:style-name="gr6" draw:text-style-name="P8" draw:layer="layout" svg:width="2.4cm" svg:height="1.8cm" svg:x="7.776cm" svg:y="6.512cm">
          <text:p text:style-name="P8"><text:span text:style-name="T5">AMIS1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946cm" svg:height="1.946cm" svg:x="13.732cm" svg:y="6.312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044cm" svg:height="2.044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0.376cm" svg:y1="7.4cm" svg:x2="13.732cm" svg:y2="7.4cm">
          <text:p/>
        </draw:line>
        <draw:line draw:style-name="gr3" draw:text-style-name="P4" draw:layer="layout" svg:x1="6.2cm" svg:y1="24cm" svg:x2="10cm" svg:y2="24cm">
          <text:p text:style-name="P3">b</text:p>
        </draw:line>
        <draw:frame draw:style-name="gr4" draw:text-style-name="P6" draw:layer="layout" svg:width="3.561cm" svg:height="0.887cm" svg:x="12.117cm" svg:y="8.312cm">
          <draw:text-box>
            <text:p text:style-name="P5"><text:span text:style-name="T1">AMIS1</text:span><text:span text:style-name="T2">_api_gateway_</text:span><text:span text:style-name="T6">v3</text:span></text:p>
          </draw:text-box>
        </draw:frame>
        <draw:frame draw:style-name="gr4" draw:text-style-name="P7" draw:layer="layout" svg:width="3cm" svg:height="0.887cm" svg:x="16.6cm" svg:y="8.313cm">
          <draw:text-box>
            <text:p><text:span text:style-name="T3">AMIS1</text:span><text:span text:style-name="T4">_sig_</text:span><text:span text:style-name="T7">v3</text:span></text:p>
          </draw:text-box>
        </draw:frame>
        <draw:frame draw:style-name="gr4" draw:text-style-name="P7" draw:layer="layout" svg:width="2.288cm" svg:height="0.887cm" svg:x="8.176cm" svg:y="8.4cm">
          <draw:text-box>
            <text:p><text:span text:style-name="T4">Client</text:span></text:p>
          </draw:text-box>
        </draw:frame>
        <draw:frame draw:style-name="gr1" draw:text-style-name="P1" draw:layer="layout" svg:width="2.376cm" svg:height="2.376cm" svg:x="9cm" svg:y="1.536cm">
          <draw:image xlink:href="Pictures/100002010000012C0000012C84046DC98BD26B4A.png" xlink:type="simple" xlink:show="embed" xlink:actuate="onLoad" loext:mime-type="image/png">
            <text:p/>
          </draw:image>
        </draw:frame>
        <draw:frame draw:style-name="gr1" draw:text-style-name="P1" draw:layer="layout" svg:width="2.312cm" svg:height="2.312cm" svg:x="11.888cm" svg:y="1.6cm">
          <draw:image xlink:href="Pictures/100002010000012C0000012C9EE7FCA174F41F3B.png" xlink:type="simple" xlink:show="embed" xlink:actuate="onLoad" loext:mime-type="image/png">
            <text:p/>
          </draw:image>
        </draw:frame>
        <draw:line draw:style-name="gr5" draw:text-style-name="P2" draw:layer="layout" svg:x1="9.376cm" svg:y1="6.312cm" svg:x2="10.576cm" svg:y2="4.712cm">
          <text:p/>
        </draw:line>
        <draw:frame draw:style-name="gr4" draw:text-style-name="P7" draw:layer="layout" svg:width="7cm" svg:height="0.887cm" svg:x="7.8cm" svg:y="3.912cm">
          <draw:text-box>
            <text:p><text:span text:style-name="T3">amis1</text:span><text:span text:style-name="T4">-sig-</text:span><text:span text:style-name="T7">v3</text:span><text:span text:style-name="T4">.cloudhotel.org <text:s text:c="6"/>*.cloudhotel.org</text:span></text:p>
          </draw:text-box>
        </draw:frame>
        <draw:frame draw:style-name="gr1" draw:text-style-name="P1" draw:layer="layout" svg:width="2.068cm" svg:height="2.068cm" svg:x="13.732cm" svg:y="6.19cm">
          <draw:image xlink:href="Pictures/100002010000012C0000012C7D561306E0492E23.png" xlink:type="simple" xlink:show="embed" xlink:actuate="onLoad" loext:mime-type="image/png">
            <text:p/>
          </draw:image>
        </draw:frame>
        <draw:frame draw:style-name="gr1" draw:text-style-name="P1" draw:layer="layout" svg:width="2.112cm" svg:height="2.113cm" svg:x="17.288cm" svg:y="6.2cm">
          <draw:image xlink:href="Pictures/100002010000012C0000012CF546DC1D807F770F.png" xlink:type="simple" xlink:show="embed" xlink:actuate="onLoad" loext:mime-type="image/png">
            <text:p/>
          </draw:image>
        </draw:frame>
        <draw:frame draw:style-name="gr1" draw:text-style-name="P1" draw:layer="layout" svg:width="2.156cm" svg:height="2.156cm" svg:x="17.244cm" svg:y="9.012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678cm" svg:y1="7.4cm" svg:x2="17.288cm" svg:y2="7.4cm">
          <text:p/>
        </draw:line>
        <draw:line draw:style-name="gr2" draw:text-style-name="P2" draw:layer="layout" svg:x1="18.932cm" svg:y1="8.256cm" svg:x2="18.932cm" svg:y2="8.997cm">
          <text:p/>
        </draw:line>
        <draw:frame draw:style-name="gr1" draw:text-style-name="P1" draw:layer="layout" svg:width="2.185cm" svg:height="2.185cm" svg:x="13.615cm" svg:y="9cm">
          <draw:image xlink:href="Pictures/100002010000012C0000012CFAC12FAD10A69AF1.png" xlink:type="simple" xlink:show="embed" xlink:actuate="onLoad" loext:mime-type="image/png">
            <text:p/>
          </draw:image>
        </draw:frame>
        <draw:line draw:style-name="gr2" draw:text-style-name="P2" draw:layer="layout" svg:x1="15.576cm" svg:y1="8.312cm" svg:x2="15.576cm" svg:y2="9.027cm">
          <text:p/>
        </draw:line>
        <draw:frame draw:style-name="gr4" draw:text-style-name="P7" draw:layer="layout" svg:width="7.024cm" svg:height="0.887cm" svg:x="13.576cm" svg:y="11.113cm">
          <draw:text-box>
            <text:p><text:span text:style-name="T4">CloudWatch</text:span><text:span text:style-name="T4"><text:tab/></text:span><text:span text:style-name="T4"> <text:s text:c="13"/>CloudWatch</text:span></text:p>
            <text:p><text:span text:style-name="T4"><text:s text:c="7"/></text:span><text:span text:style-name="T4">log <text:s text:c="39"/>log <text:s text:c="7"/></text:span></text:p>
          </draw:text-box>
        </draw:frame>
        <draw:custom-shape draw:name="VM_1" draw:style-name="gr6" draw:text-style-name="P8" draw:layer="layout" svg:width="2.4cm" svg:height="1.8cm" svg:x="7.776cm" svg:y="6.512cm">
          <text:p text:style-name="P8"><text:span text:style-name="T5">AMIS1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fo:font-weight="bold" style:letter-kerning="true" style:font-name-asian="Arial" style:font-family-asian="Arial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fo:font-style="italic" style:letter-kerning="true" style:font-name-asian="Arial" style:font-family-asian="Arial" style:font-pitch-asian="variable" style:font-size-asian="12pt" style:language-asian="hi" style:country-asian="IN" style:font-style-asian="italic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fo:font-style="italic" style:letter-kerning="true" style:font-name-asian="Arial" style:font-family-asian="Arial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nl" fo:country="NL" style:letter-kerning="true" style:font-name-asian="Arial" style:font-family-asian="Arial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" fo:font-family="'Liberation Sans', Arial" style:font-family-generic="roman" style:font-pitch="variable" fo:font-size="14pt" fo:language="nl" fo:country="NL" style:letter-kerning="true" style:font-name-asian="Arial" style:font-family-asian="Arial" style:font-pitch-asian="variable" style:font-size-asian="14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2:46:51.046000000</meta:creation-date>
    <dc:date>2020-06-28T20:25:16.309000000</dc:date>
    <meta:editing-duration>PT17H38M28S</meta:editing-duration>
    <meta:editing-cycles>10</meta:editing-cycles>
    <meta:generator>LibreOffice/6.4.4.2$Windows_X86_64 LibreOffice_project/3d775be2011f3886db32dfd395a6a6d1ca2630ff</meta:generator>
    <meta:document-statistic meta:object-count="87"/>
  </office:meta>
</office:document-meta>
</file>